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3.95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dedce6" fo:border="0.06pt solid #000000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6f5f5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/>
    </style:style>
    <style:style style:name="ce22" style:family="table-cell" style:parent-style-name="Default">
      <style:table-cell-properties fo:background-color="#f6f5f5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dedce6"/>
    </style:style>
    <style:style style:name="ce26" style:family="table-cell" style:parent-style-name="Default">
      <style:table-cell-properties fo:background-color="#afd095" fo:border="0.06pt solid #000000"/>
    </style:style>
    <style:style style:name="ce27" style:family="table-cell" style:parent-style-name="Default">
      <style:table-cell-properties fo:border-bottom="0.06pt solid #000000" fo:background-color="#f6f5f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f6f5f5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f6f5f5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f6f5f5" fo:border-left="0.06pt solid #000000" fo:border-right="none" fo:border-top="none"/>
    </style:style>
    <style:style style:name="ce34" style:family="table-cell" style:parent-style-name="Default">
      <style:table-cell-properties fo:background-color="#f6f5f5"/>
    </style:style>
    <style:style style:name="ce3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6f5f5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fo:background-color="#f6f5f5" fo:border-left="none" fo:border-right="none" fo:border-top="none"/>
    </style:style>
    <style:style style:name="ce39" style:family="table-cell" style:parent-style-name="Default">
      <style:table-cell-properties fo:background-color="#f6f9d4" fo:border="0.06pt solid #000000"/>
    </style:style>
    <style:style style:name="ce40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d7d7" fo:border="0.06pt solid #000000"/>
    </style:style>
    <style:style style:name="ce4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ffd7d7" fo:border-left="none" fo:border-right="0.06pt solid #000000" fo:border-top="none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6f5f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f6f5f5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6f5f5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6f5f5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90.18mm" svg:height="118.2mm" svg:x="3.02mm" svg:y="202.59mm">
            <draw:object draw:notify-on-update-of-ranges="Лист1.A11:Лист1.A40 Лист1.E11:Лист1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32"/>
        <table:table-column table:style-name="co1" table:default-cell-style-name="ce7"/>
        <table:table-column table:style-name="co2" table:default-cell-style-name="ce41"/>
        <table:table-column table:style-name="co3" table:default-cell-style-name="ce44"/>
        <table:table-column table:style-name="co4" table:default-cell-style-name="ce17"/>
        <table:table-column table:style-name="co5" table:default-cell-style-name="ce20"/>
        <table:table-column table:style-name="co6" table:default-cell-style-name="ce20"/>
        <table:table-column table:style-name="co1" table:default-cell-style-name="ce20"/>
        <table:table-column table:style-name="co7" table:default-cell-style-name="ce24"/>
        <table:table-column table:style-name="co8" table:default-cell-style-name="ce52"/>
        <table:table-column table:style-name="co9" table:default-cell-style-name="ce54"/>
        <table:table-column table:style-name="co10" table:default-cell-style-name="Default"/>
        <table:table-row table:style-name="ro1">
          <table:table-cell table:style-name="ce1" office:value-type="string" calcext:value-type="string">
            <text:p>ОС</text:p>
          </table:table-cell>
          <table:table-cell table:style-name="ce3" office:value-type="string" calcext:value-type="string" table:number-columns-spanned="7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5"/>
          <table:table-cell table:style-name="ce22" table:number-columns-spanned="4" table:number-rows-spanned="1"/>
          <table:covered-table-cell table:number-columns-repeated="3"/>
          <table:table-cell table:style-name="ce27" table:number-columns-spanned="1" table:number-rows-spanned="43"/>
          <table:table-cell/>
          <table:table-cell table:style-name="ce31"/>
          <table:table-cell table:style-name="ce1" office:value-type="string" calcext:value-type="string">
            <text:p>ОС</text:p>
          </table:table-cell>
          <table:table-cell table:style-name="ce3" office:value-type="string" calcext:value-type="string" table:number-columns-spanned="8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6" table:style-name="Default"/>
          <table:table-cell table:style-name="ce53"/>
          <table:table-cell/>
        </table:table-row>
        <table:table-row table:style-name="ro2">
          <table:table-cell table:style-name="ce2" office:value-type="string" calcext:value-type="string" table:number-columns-spanned="10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9" table:style-name="ce10"/>
          <table:table-cell table:style-name="ce22" table:number-columns-spanned="2" table:number-rows-spanned="7"/>
          <table:covered-table-cell/>
          <table:covered-table-cell table:style-name="ce28"/>
          <table:table-cell table:style-name="ce29"/>
          <table:table-cell/>
          <table:table-cell table:style-name="ce3" office:value-type="string" calcext:value-type="string" table:number-columns-spanned="9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0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style-name="ce30"/>
          <table:table-cell/>
          <table:table-cell table:style-name="ce3" office:value-type="string" calcext:value-type="string" table:number-columns-spanned="9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0" table:number-rows-spanned="1">
            <text:p>Мат. Плата — Intel 440BX Desktop Reference Platform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3" office:value-type="string" calcext:value-type="string" table:number-columns-spanned="9" table:number-rows-spanned="1">
            <text:p>Мат. Плата — Intel 440BX Desktop Reference Platform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0" table:number-rows-spanned="1">
            <text:p>ОЗУ — EDO type 6 Gb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3" office:value-type="string" calcext:value-type="string" table:number-columns-spanned="9" table:number-rows-spanned="1">
            <text:p>ОЗУ — EDO type 6 Gb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4" table:number-columns-spanned="10" table:number-rows-spanned="1"/>
          <table:covered-table-cell table:number-columns-repeated="11"/>
          <table:covered-table-cell table:style-name="ce28"/>
          <table:table-cell table:number-columns-repeated="2"/>
          <table:table-cell table:style-name="ce34" table:number-columns-repeated="9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table-cell table:style-name="ce22" table:number-columns-spanned="2" table:number-rows-spanned="2"/>
          <table:covered-table-cell table:number-columns-repeated="3"/>
          <table:covered-table-cell table:style-name="ce28"/>
          <table:table-cell table:number-columns-repeated="2"/>
          <table:table-cell table:style-name="ce3" office:value-type="string" calcext:value-type="string" table:number-columns-spanned="9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covered-table-cell table:style-name="ce49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number-columns-repeated="4"/>
          <table:covered-table-cell table:style-name="ce28"/>
          <table:table-cell table:number-columns-repeated="2"/>
          <table:table-cell table:style-name="ce3" office:value-type="string" calcext:value-type="string" table:number-columns-spanned="9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style-name="ce50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2" table:number-rows-spanned="1">
            <text:p>Производительность сервера без нагрузки (замер через 60 секунд после старта)</text:p>
          </table:table-cell>
          <table:covered-table-cell table:number-columns-repeated="11"/>
          <table:covered-table-cell table:style-name="ce28"/>
          <table:table-cell table:number-columns-repeated="2"/>
          <table:table-cell table:style-name="ce3" office:value-type="string" calcext:value-type="string" table:number-columns-spanned="9" table:number-rows-spanned="1">
            <text:p>Обработка команд клиента LightSearch Server в режиме отладки, подключения к БД нет</text:p>
          </table:table-cell>
          <table:covered-table-cell table:number-columns-repeated="7" table:style-name="ce11"/>
          <table:covered-table-cell table:style-name="ce5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4" table:number-rows-spanned="1">
            <text:p>№ теста</text:p>
          </table:table-cell>
          <table:covered-table-cell table:style-name="ce12"/>
          <table:covered-table-cell table:style-name="ce15"/>
          <table:covered-table-cell table:style-name="ce12"/>
          <table:table-cell table:style-name="ce16" office:value-type="string" calcext:value-type="string" table:number-columns-spanned="4" table:number-rows-spanned="1">
            <text:p>Кол-во оперативной памяти, КБ</text:p>
          </table:table-cell>
          <table:covered-table-cell table:style-name="ce17"/>
          <table:covered-table-cell table:number-columns-repeated="2" table:style-name="ce21"/>
          <table:table-cell table:style-name="ce23" office:value-type="string" calcext:value-type="string" table:number-columns-spanned="4" table:number-rows-spanned="1">
            <text:p>ЦП, %</text:p>
          </table:table-cell>
          <table:covered-table-cell table:number-columns-repeated="3" table:style-name="ce25"/>
          <table:covered-table-cell table:style-name="ce28"/>
          <table:table-cell table:number-columns-repeated="2"/>
          <table:table-cell table:style-name="ce34" table:number-columns-repeated="9"/>
          <table:table-cell table:number-columns-repeated="2"/>
        </table:table-row>
        <table:table-row table:style-name="ro4"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3"/>
          <table:table-cell table:style-name="ce17" office:value-type="float" office:value="17528" calcext:value-type="float" table:number-columns-spanned="4" table:number-rows-spanned="1">
            <text:p>1752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5" office:value-type="string" calcext:value-type="string" table:number-columns-spanned="9" table:number-rows-spanned="1">
            <text:p>Производительность сервера с нагрузкой</text:p>
          </table:table-cell>
          <table:covered-table-cell table:number-columns-repeated="8" table:style-name="Default"/>
          <table:table-cell table:number-columns-repeated="2"/>
        </table:table-row>
        <table:table-row table:style-name="ro3"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3"/>
          <table:table-cell table:style-name="ce17" office:value-type="float" office:value="17948" calcext:value-type="float" table:number-columns-spanned="4" table:number-rows-spanned="1">
            <text:p>1794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БОТОВ — 1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3"/>
          <table:table-cell table:style-name="ce17" office:value-type="float" office:value="17824" calcext:value-type="float" table:number-columns-spanned="4" table:number-rows-spanned="1">
            <text:p>178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3"/>
          <table:table-cell table:style-name="ce17" office:value-type="float" office:value="17756" calcext:value-type="float" table:number-columns-spanned="4" table:number-rows-spanned="1">
            <text:p>1775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7" office:value-type="float" office:value="17476" calcext:value-type="float" table:number-columns-spanned="4" table:number-rows-spanned="1">
            <text:p>1747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style-name="ce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3"/>
          <table:table-cell table:style-name="ce17" office:value-type="float" office:value="18084" calcext:value-type="float" table:number-columns-spanned="4" table:number-rows-spanned="1">
            <text:p>1808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7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3"/>
          <table:table-cell table:style-name="ce17" office:value-type="float" office:value="17196" calcext:value-type="float" table:number-columns-spanned="4" table:number-rows-spanned="1">
            <text:p>1719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3"/>
          <table:table-cell table:style-name="ce17" office:value-type="float" office:value="17624" calcext:value-type="float" table:number-columns-spanned="4" table:number-rows-spanned="1">
            <text:p>176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3"/>
          <table:table-cell table:style-name="ce17" office:value-type="float" office:value="17288" calcext:value-type="float" table:number-columns-spanned="4" table:number-rows-spanned="1">
            <text:p>172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3"/>
          <table:table-cell table:style-name="ce17" office:value-type="float" office:value="17988" calcext:value-type="float" table:number-columns-spanned="4" table:number-rows-spanned="1">
            <text:p>179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3"/>
          <table:table-cell table:style-name="ce17" office:value-type="float" office:value="17912" calcext:value-type="float" table:number-columns-spanned="4" table:number-rows-spanned="1">
            <text:p>1791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3"/>
          <table:table-cell table:style-name="ce17" office:value-type="float" office:value="17768" calcext:value-type="float" table:number-columns-spanned="4" table:number-rows-spanned="1">
            <text:p>177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13"/>
          <table:table-cell table:style-name="ce17" office:value-type="float" office:value="17708" calcext:value-type="float" table:number-columns-spanned="4" table:number-rows-spanned="1">
            <text:p>177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3"/>
          <table:table-cell table:style-name="ce17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3"/>
          <table:table-cell table:style-name="ce17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13"/>
          <table:table-cell table:style-name="ce17" office:value-type="float" office:value="17504" calcext:value-type="float" table:number-columns-spanned="4" table:number-rows-spanned="1">
            <text:p>175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13"/>
          <table:table-cell table:style-name="ce17" office:value-type="float" office:value="17632" calcext:value-type="float" table:number-columns-spanned="4" table:number-rows-spanned="1">
            <text:p>176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3"/>
          <table:table-cell table:style-name="ce17" office:value-type="float" office:value="17732" calcext:value-type="float" table:number-columns-spanned="4" table:number-rows-spanned="1">
            <text:p>177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13"/>
          <table:table-cell table:style-name="ce17" office:value-type="float" office:value="17552" calcext:value-type="float" table:number-columns-spanned="4" table:number-rows-spanned="1">
            <text:p>1755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3"/>
          <table:table-cell table:style-name="ce17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3"/>
          <table:table-cell table:style-name="ce17" office:value-type="float" office:value="17524" calcext:value-type="float" table:number-columns-spanned="4" table:number-rows-spanned="1">
            <text:p>175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13"/>
          <table:table-cell table:style-name="ce17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13"/>
          <table:table-cell table:style-name="ce17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13"/>
          <table:table-cell table:style-name="ce17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5" calcext:value-type="float" table:number-columns-spanned="4" table:number-rows-spanned="1">
            <text:p>25</text:p>
          </table:table-cell>
          <table:covered-table-cell table:number-columns-repeated="3" table:style-name="ce13"/>
          <table:table-cell table:style-name="ce17" office:value-type="float" office:value="17660" calcext:value-type="float" table:number-columns-spanned="4" table:number-rows-spanned="1">
            <text:p>1766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6" calcext:value-type="float" table:number-columns-spanned="4" table:number-rows-spanned="1">
            <text:p>26</text:p>
          </table:table-cell>
          <table:covered-table-cell table:number-columns-repeated="3" table:style-name="ce13"/>
          <table:table-cell table:style-name="ce17" office:value-type="float" office:value="17568" calcext:value-type="float" table:number-columns-spanned="4" table:number-rows-spanned="1">
            <text:p>175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13"/>
          <table:table-cell table:style-name="ce17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8" calcext:value-type="float" table:number-columns-spanned="4" table:number-rows-spanned="1">
            <text:p>28</text:p>
          </table:table-cell>
          <table:covered-table-cell table:number-columns-repeated="3" table:style-name="ce13"/>
          <table:table-cell table:style-name="ce17" office:value-type="float" office:value="17640" calcext:value-type="float" table:number-columns-spanned="4" table:number-rows-spanned="1">
            <text:p>176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13"/>
          <table:table-cell table:style-name="ce17" office:value-type="float" office:value="17672" calcext:value-type="float" table:number-columns-spanned="4" table:number-rows-spanned="1">
            <text:p>1767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7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13"/>
          <table:table-cell table:style-name="ce17" office:value-type="float" office:value="17492" calcext:value-type="float" table:number-columns-spanned="4" table:number-rows-spanned="1">
            <text:p>1749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8" table:number-columns-spanned="4" table:number-rows-spanned="3"/>
          <table:covered-table-cell table:number-columns-repeated="3"/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 table:style-name="ce20"/>
          <table:table-cell table:style-name="ce17" table:formula="of:=ROUNDUP(AVERAGE([.E11:.E40]))" office:value-type="float" office:value="17611" calcext:value-type="float" table:number-columns-spanned="2" table:number-rows-spanned="1">
            <text:p>17611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СРЕДНЕЕ ЗНАЧЕНИЕ</text:p>
          </table:table-cell>
          <table:covered-table-cell table:style-name="ce26"/>
          <table:table-cell table:style-name="ce23" table:formula="of:=ROUNDUP(AVERAGE([.I11:.I40]))" office:value-type="float" office:value="0" calcext:value-type="float" table:number-columns-spanned="2" table:number-rows-spanned="1">
            <text:p>0</text:p>
          </table:table-cell>
          <table:covered-table-cell table:style-name="ce26"/>
          <table:covered-table-cell table:style-name="ce28"/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covered-table-cell table:style-name="ce9"/>
          <table:covered-table-cell table:number-columns-repeated="3"/>
          <table:table-cell table:style-name="ce19" table:number-columns-spanned="8" table:number-rows-spanned="2"/>
          <table:covered-table-cell table:number-columns-repeated="7"/>
          <table:covered-table-cell table:style-name="ce28"/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covered-table-cell table:style-name="ce9"/>
          <table:covered-table-cell table:number-columns-repeated="11"/>
          <table:covered-table-cell table:style-name="ce28"/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9"/>
          <table:table-cell table:number-columns-repeated="14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9"/>
          <table:table-cell table:number-columns-repeated="14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9"/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style-name="ce9"/>
          <table:table-cell table:number-columns-repeated="14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17:.Q46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17:.S46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17:.W46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style-name="ce9"/>
          <table:table-cell table:number-columns-repeated="14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9"/>
          <table:table-cell table:number-columns-repeated="14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9"/>
          <table:table-cell table:number-columns-repeated="14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9"/>
          <table:table-cell table:number-columns-repeated="14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style-name="ce9"/>
          <table:table-cell table:number-columns-repeated="14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53:.Q82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53:.S82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53:.W82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89:.Q118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89:.S118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89:.W118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125:.Q154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125:.S154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125:.W154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3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161:.Q190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161:.S190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161:.W190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4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197:.Q226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197:.S226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197:.W226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233:.Q262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233:.S262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233:.W262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3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269:.Q298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269:.S298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269:.W298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4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305:.Q334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305:.S334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305:.W334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341:.Q370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341:.S370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341:.W370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8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8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377:.Q406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377:.S406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377:.W406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413:.Q442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413:.S442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413:.W442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1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449:.Q478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449:.S478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449:.W478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2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100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 table:style-name="ce43"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42" office:value-type="string" calcext:value-type="string">
            <text:p>СРЕДНЕЕ ЗНАЧЕНИЕ</text:p>
          </table:table-cell>
          <table:table-cell table:style-name="ce41" table:formula="of:=ROUNDUP(AVERAGE([.Q485:.Q514]))" office:value-type="string" office:string-value="" calcext:value-type="error">
            <text:p>#ДЕЛ/0!</text:p>
          </table:table-cell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17" table:formula="of:=ROUNDUP(AVERAGE([.S485:.S514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23" office:value-type="string" calcext:value-type="string">
            <text:p>СРЕДНЕЕ ЗНАЧЕНИЕ</text:p>
          </table:table-cell>
          <table:table-cell table:style-name="ce23" table:formula="of:=ROUNDUP(AVERAGE([.W485:.W514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4" table:number-columns-repeated="9"/>
          <table:table-cell table:number-columns-repeated="2"/>
        </table:table-row>
        <table:table-row table:style-name="ro3">
          <table:table-cell table:number-columns-repeated="14"/>
          <table:table-cell table:style-name="ce33"/>
          <table:table-cell table:style-name="ce38" table:number-columns-repeated="9"/>
          <table:table-cell table:style-name="ce5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50:20.367000000</meta:creation-date>
    <dc:date>2019-08-01T18:23:46.191000000</dc:date>
    <meta:editing-duration>PT1H29M9S</meta:editing-duration>
    <meta:editing-cycles>15</meta:editing-cycles>
    <meta:generator>LibreOffice/6.2.5.2$Windows_X86_64 LibreOffice_project/1ec314fa52f458adc18c4f025c545a4e8b22c159</meta:generator>
    <meta:document-statistic meta:table-count="1" meta:cell-count="7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a9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19cm" svg:height="11.821cm" xlink:href=".." xlink:type="simple" chart:class="chart:scatter" chart:column-mapping="0" chart:style-name="ch1">
        <chart:legend chart:legend-position="end" svg:x="24.13cm" svg:y="5.362cm" style:legend-expansion="high" chart:style-name="ch2"/>
        <chart:plot-area chart:style-name="ch3" table:cell-range-address="Лист1.A11:Лист1.A40 Лист1.E11:Лист1.E40" chart:data-source-has-labels="column" svg:x="1.591cm" svg:y="0.236cm" svg:width="21.959cm" svg:height="10.368cm">
          <chartooo:coordinate-region svg:x="2.768cm" svg:y="0.435cm" svg:width="20.596cm" svg:height="9.522cm"/>
          <chart:axis chart:dimension="x" chart:name="primary-x" chart:style-name="ch4">
            <chart:title svg:x="11.904cm" svg:y="10.84cm" chart:style-name="ch5">
              <text:p>№ теста</text:p>
            </chart:title>
          </chart:axis>
          <chart:axis chart:dimension="y" chart:name="primary-y" chart:style-name="ch6">
            <chart:title svg:x="0.451cm" svg:y="7.819cm" chart:style-name="ch7">
              <text:p>Кол-во оперативной памяти, КБ</text:p>
            </chart:title>
            <chart:grid chart:style-name="ch8" chart:class="major"/>
          </chart:axis>
          <chart:series chart:style-name="ch9" chart:values-cell-range-address="Лист1.E11:Лист1.E40" chart:class="chart:scatter">
            <chart:domain table:cell-range-address="Лист1.A11:Лист1.A40"/>
            <chart:regression-curve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Лист1.A11:Лист1.A40</svg:desc>
                </draw:g>
              </table:table-cell>
              <table:table-cell office:value-type="float" office:value="17528">
                <text:p>17528</text:p>
                <draw:g>
                  <svg:desc>Лист1.E11:Лист1.E4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7948">
                <text:p>1794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7756">
                <text:p>1775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8084">
                <text:p>1808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7912">
                <text:p>1791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7768">
                <text:p>1776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7492">
                <text:p>17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